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reeSans1" svg:font-family="FreeSans" style:font-family-generic="swiss"/>
    <style:font-face style:name="FreeMono" svg:font-family="FreeMono" style:font-family-generic="modern" style:font-pitch="fixed"/>
    <style:font-face style:name="Tahoma" svg:font-family="Tahoma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FreeMono" fo:font-size="8pt" fo:font-style="normal" officeooo:rsid="0019b861" officeooo:paragraph-rsid="0019b861" style:font-size-asian="8pt" style:font-style-asian="normal" style:font-size-complex="8pt" style:font-style-complex="normal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7" style:family="paragraph" style:master-page-name="Standard">
      <style:paragraph-properties style:page-number="auto"/>
      <style:text-properties fo:font-size="14pt" style:font-size-asian="14pt" style:font-size-complex="14pt"/>
    </style:style>
    <style:style style:name="T1" style:family="text">
      <style:text-properties style:font-name="Comic Sans MS" style:font-name-complex="Comic Sans MS"/>
    </style:style>
    <style:style style:name="T2" style:family="text">
      <style:text-properties style:font-name="Comic Sans MS" officeooo:rsid="000922ec" style:font-name-complex="Comic Sans MS"/>
    </style:style>
    <style:style style:name="T3" style:family="text">
      <style:text-properties style:font-name="Comic Sans MS" officeooo:rsid="0019b861" style:font-name-complex="Comic Sans MS"/>
    </style:style>
    <style:style style:name="T4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5" style:family="text">
      <style:text-properties style:font-name="Comic Sans MS" style:text-underline-style="solid" style:text-underline-width="auto" style:text-underline-color="font-color" fo:font-weight="bold" officeooo:rsid="000922ec" style:font-weight-asian="bold" style:font-name-complex="Comic Sans MS" style:font-weight-complex="bold"/>
    </style:style>
    <style:style style:name="T6" style:family="text">
      <style:text-properties style:font-name="Comic Sans MS" style:text-underline-style="solid" style:text-underline-width="auto" style:text-underline-color="font-color" fo:font-weight="bold" officeooo:rsid="0019b861" style:font-weight-asian="bold" style:font-name-complex="Comic Sans MS" style:font-weight-complex="bold"/>
    </style:style>
    <style:style style:name="T7" style:family="text">
      <style:text-properties style:font-name="Comic Sans MS" fo:font-weight="bold" style:font-weight-asian="bold" style:font-name-complex="Comic Sans MS"/>
    </style:style>
    <style:style style:name="T8" style:family="text">
      <style:text-properties style:font-name="Comic Sans MS" fo:font-weight="bold" officeooo:rsid="000922ec" style:font-weight-asian="bold" style:font-name-complex="Comic Sans MS" style:font-weight-complex="bold"/>
    </style:style>
    <style:style style:name="T9" style:family="text">
      <style:text-properties style:font-name="Comic Sans MS" fo:font-weight="bold" officeooo:rsid="0019b861" style:font-weight-asian="bold" style:font-name-complex="Comic Sans MS" style:font-weight-complex="bold"/>
    </style:style>
    <style:style style:name="T10" style:family="text">
      <style:text-properties style:font-name="Comic Sans MS" style:text-underline-style="none" officeooo:rsid="000922ec" style:font-name-complex="Comic Sans MS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922ec" style:font-weight-asian="bold" style:font-weight-complex="bold"/>
    </style:style>
    <style:style style:name="T13" style:family="text">
      <style:text-properties fo:font-style="italic" officeooo:rsid="000922ec" style:font-style-asian="italic" style:font-style-complex="italic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0922ec" style:font-weight-asian="bold" style:font-weight-complex="bold"/>
    </style:style>
    <style:style style:name="T17" style:family="text">
      <style:text-properties officeooo:rsid="001d8588"/>
    </style:style>
    <style:style style:name="T18" style:family="text">
      <style:text-properties style:font-name="DejaVu Serif" fo:font-weight="bold" officeooo:rsid="000922ec" style:font-weight-asian="bold" style:font-weight-complex="bold"/>
    </style:style>
    <style:style style:name="T19" style:family="text">
      <style:text-properties style:font-name="Times New Roman" fo:font-weight="bold" officeooo:rsid="000922ec" style:font-weight-asian="bold" style:font-weight-complex="bold"/>
    </style:style>
    <style:style style:name="T20" style:family="text">
      <style:text-properties style:font-name="Times New Roman" style:text-underline-style="solid" style:text-underline-width="auto" style:text-underline-color="font-color" fo:font-weight="bold" officeooo:rsid="000922ec" style:font-weight-asian="bold" style:font-name-complex="Comic Sans MS" style:font-weight-complex="bold"/>
    </style:style>
    <style:style style:name="T21" style:family="text">
      <style:text-properties style:font-name="Times New Roman" style:text-underline-style="solid" style:text-underline-width="auto" style:text-underline-color="font-color" fo:font-weight="bold" officeooo:rsid="000922ec" style:font-weight-asian="bold" style:font-weight-complex="bold"/>
    </style:style>
    <style:style style:name="T22" style:family="text">
      <style:text-properties style:font-name="Times New Roman" fo:font-style="italic" officeooo:rsid="000922ec" style:font-style-asian="italic" style:font-style-complex="itali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233f8e"/>
    </style:style>
    <style:style style:name="T25" style:family="text">
      <style:text-properties fo:font-size="16pt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<text:span text:style-name="T25">ΑΙΤΗΣΗ</text:span><text:tab/><text:tab/><text:tab/><text:tab/><text:tab/><text:tab/><text:tab/><text:tab/></text:p>
      <text:p text:style-name="P2"/>
      <text:p text:style-name="P2">Επώνυμο: <text:span text:style-name="T11">[LAST_NAME]</text:span></text:p>
      <text:p text:style-name="P2">Όνομα: <text:span text:style-name="T11">[FIRST_NAME]</text:span></text:p>
      <text:p text:style-name="P2">Πατρώνυμο: <text:span text:style-name="T11">[FATHER_NAME]</text:span></text:p>
      <text:p text:style-name="P2">Κλάδος: <text:span text:style-name="T11">[SPECIALTY]</text:span></text:p>
      <text:p text:style-name="P2">Οργανική Θέση: <text:span text:style-name="T11">[PRIMARY_SCHOOL]</text:span></text:p>
      <text:p text:style-name="P2">Θέση που υπηρετώ: <text:span text:style-name="T11">[SERVING_SCHOOL]</text:span></text:p>
      <text:p text:style-name="P2">Δ/νση κατοικίας: <text:span text:style-name="T11">[HOME_ADDRESS]</text:span></text:p>
      <text:p text:style-name="P2">Τηλέφωνο: <text:span text:style-name="T11">[MOBILE_PHONE]</text:span></text:p>
      <text:p text:style-name="P2"/>
      <text:p text:style-name="P2"/>
      <text:p text:style-name="P2"/>
      <text:p text:style-name="P5"><text:span text:style-name="T11">ΘΕΜΑ</text:span>: <text:span text:style-name="T14">Χορήγηση κανονικής άδειας</text:span></text:p>
      <text:p text:style-name="P2"/>
      <text:p text:style-name="P2"/>
      <text:p text:style-name="P2">1.Συνολικός χρόνος υπηρεσίας:<text:span text:style-name="T11">[TOTAL_SERVING_TIME_STR]</text:span></text:p>
      <text:p text:style-name="P2"/>
      <text:p text:style-name="P2">2.Χορηγηθείσα κανονική άδεια τρέχοντος ημερολογιακού έτους : <text:span text:style-name="T11">[KANONIKI_TOTAL_YEARDAYS_STR]</text:span>.</text:p>
      <text:p text:style-name="P2"/>
      <text:p text:style-name="P2"/>
      <text:p text:style-name="P2"/>
      <text:p text:style-name="P6">ΠΡΟΣ</text:p>
      <text:p text:style-name="P2"/>
      <text:p text:style-name="P2"/>
      <text:p text:style-name="P2">Τον κ. Δ/ντή <text:span text:style-name="T11">[MANAGER_OF_SERVING_SCHOOL_KLHTIKH]</text:span> <text:s/>του <text:span text:style-name="T11">[SERVING_SCHOOL_GEN]</text:span>.</text:p>
      <text:p text:style-name="P2"/>
      <text:p text:style-name="P3">Παρακαλώ να μου χορηγήσετε <text:span text:style-name="T15">κανονική</text:span> άδεια βάσει του άρθρου 48 &amp; 49 Ν.3528/9-02-2007, ΦΕΚ 26/9-02/2007 <text:span text:style-name="T11">[REQ_NO_DAYS_STR]</text:span> <text:s/>από <text:span text:style-name="T11">[REQ_START_DATE]</text:span> μέχρι <text:span text:style-name="T11">[REQ_END_DATE]</text:span> διότι (μόνο για εκπ/κούς) <text:span text:style-name="T11">[REQ_EXCUSE_LINE1]</text:span>.</text:p>
      <text:p text:style-name="P3"/>
      <text:p text:style-name="P2">Μαζί υποβάλλω και:</text:p>
      <text:p text:style-name="P2">α) Υπεύθυνη δήλωση με τον αριθμό ημερών κανονικής άδειας που έλαβα το τρέχον ημερολογιακό έτος. (Μόνο για αποσπασμένους, που ανήκουν οργανικά σε άλλο νομό)</text:p>
      <text:p text:style-name="P2">β) <text:span text:style-name="T11">[ATTACHMENT_DESC1]</text:span></text:p>
      <text:p text:style-name="P2">γ) <text:span text:style-name="T11">[ATTACHMENT_DESC2]</text:span></text:p>
      <text:p text:style-name="P2"/>
      <text:p text:style-name="P2"/>
      <text:p text:style-name="P2"/>
      <text:p text:style-name="P2">Ημερομηνία:<text:span text:style-name="T11">[APPLICATION_DATE]</text:span></text:p>
      <text:p text:style-name="P2"/>
      <text:p text:style-name="P4">[APPLICANTS_SIGNATURE_LINE1]</text:p>
      <text:p text:style-name="P4">[APPLICANTS_SIGNATURE_LINE2]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FreeSans1" svg:font-family="FreeSans" style:font-family-generic="swiss"/>
    <style:font-face style:name="FreeMono" svg:font-family="FreeMono" style:font-family-generic="modern" style:font-pitch="fixed"/>
    <style:font-face style:name="Tahoma" svg:font-family="Tahoma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Λεζάντα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Προεπιλεγμένη_20_γραμματοσειρά" style:display-name="Προεπιλεγμένη γραμματοσειρά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FreeMono" fo:font-size="8pt" fo:font-style="normal" officeooo:rsid="0019b861" officeooo:paragraph-rsid="0019b861" style:font-size-asian="8pt" style:font-style-asian="normal" style:font-size-complex="8pt" style:font-style-complex="normal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Πηγή φόρμας : http://dide.ira.sch.gr/adeies/170907085613ade170907a.zip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4:30:00</meta:creation-date>
    <dc:creator>Ιωάννης Χαριτάκης</dc:creator>
    <dc:date>2017-09-23T12:21:45.376963302</dc:date>
    <meta:print-date>2004-10-22T14:39:00</meta:print-date>
    <meta:editing-cycles>43</meta:editing-cycles>
    <meta:editing-duration>P24DT1H42M26S</meta:editing-duration>
    <meta:generator>LibreOffice/5.3.6.1$Linux_X86_64 LibreOffice_project/30m0$Build-1</meta:generator>
    <meta:document-statistic meta:table-count="0" meta:image-count="0" meta:object-count="0" meta:page-count="1" meta:paragraph-count="23" meta:word-count="106" meta:character-count="1048" meta:non-whitespace-character-count="955"/>
  </office:meta>
</office:document-meta>
</file>